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167a" officeooo:paragraph-rsid="001c16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D :</text:p>
      <text:p text:style-name="P1"/>
      <text:p text:style-name="P1">Agencement de niveau</text:p>
      <text:p text:style-name="P1">Evolution et aménagement</text:p>
      <text:p text:style-name="P1"/>
      <text:p text:style-name="P1">DA :</text:p>
      <text:p text:style-name="P1">Profil colorimétrique</text:p>
      <text:p text:style-name="P1">Moodboards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20T08:56:15.319000000</dc:date>
    <meta:editing-duration>PT50S</meta:editing-duration>
    <meta:editing-cycles>1</meta:editing-cycles>
    <meta:document-statistic meta:table-count="0" meta:image-count="0" meta:object-count="0" meta:page-count="1" meta:paragraph-count="6" meta:word-count="13" meta:character-count="83" meta:non-whitespace-character-count="76"/>
    <meta:generator>LibreOffice/7.4.0.3$Windows_X86_64 LibreOffice_project/f85e47c08ddd19c015c0114a68350214f7066f5a</meta:generator>
  </office:meta>
</office:document-meta>
</file>